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c0c7e" officeooo:paragraph-rsid="000c0c7e"/>
    </style:style>
    <style:style style:name="P2" style:family="paragraph" style:parent-style-name="Text_20_body">
      <style:text-properties officeooo:rsid="000c974d" officeooo:paragraph-rsid="000c974d"/>
    </style:style>
    <style:style style:name="P3" style:family="paragraph" style:parent-style-name="Text_20_body">
      <style:text-properties officeooo:rsid="000c974d" officeooo:paragraph-rsid="000f4df4"/>
    </style:style>
    <style:style style:name="P4" style:family="paragraph" style:parent-style-name="Text_20_body">
      <style:text-properties officeooo:paragraph-rsid="000c974d"/>
    </style:style>
    <style:style style:name="P5" style:family="paragraph" style:parent-style-name="Text_20_body">
      <style:text-properties officeooo:rsid="000d37a3" officeooo:paragraph-rsid="000d37a3"/>
    </style:style>
    <style:style style:name="P6" style:family="paragraph" style:parent-style-name="Title">
      <style:text-properties officeooo:paragraph-rsid="000b65b2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1">
      <style:text-properties officeooo:rsid="000c974d" officeooo:paragraph-rsid="000c974d"/>
    </style:style>
    <style:style style:name="P10" style:family="paragraph" style:parent-style-name="Text_20_body">
      <style:text-properties officeooo:rsid="000c974d" officeooo:paragraph-rsid="000f4df4"/>
    </style:style>
    <style:style style:name="P11" style:family="paragraph" style:parent-style-name="Text_20_body">
      <style:text-properties officeooo:rsid="000c974d" officeooo:paragraph-rsid="000c974d"/>
    </style:style>
    <style:style style:name="P12" style:family="paragraph" style:parent-style-name="Text_20_body" style:list-style-name="L2">
      <style:text-properties officeooo:rsid="000d37a3" officeooo:paragraph-rsid="000d37a3"/>
    </style:style>
    <style:style style:name="P13" style:family="paragraph" style:parent-style-name="Text_20_body">
      <style:text-properties officeooo:rsid="000c0c7e" officeooo:paragraph-rsid="000c0c7e"/>
    </style:style>
    <style:style style:name="P14" style:family="paragraph" style:parent-style-name="Text_20_body">
      <style:text-properties officeooo:paragraph-rsid="000d37a3"/>
    </style:style>
    <style:style style:name="P15" style:family="paragraph" style:parent-style-name="Text_20_body">
      <style:paragraph-properties fo:break-before="page"/>
      <style:text-properties officeooo:paragraph-rsid="000d37a3"/>
    </style:style>
    <style:style style:name="T1" style:family="text">
      <style:text-properties officeooo:rsid="000d37a3"/>
    </style:style>
    <style:style style:name="T2" style:family="text">
      <style:text-properties officeooo:rsid="000f4df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alisi Funzionale Update version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7"><text:a xlink:type="simple" xlink:href="#__RefHeading___Toc402_1250516067" text:style-name="Index_20_Link" text:visited-style-name="Index_20_Link">Destinatari<text:tab/>2</text:a></text:p>
          <text:p text:style-name="P7"><text:a xlink:type="simple" xlink:href="#__RefHeading___Toc404_1250516067" text:style-name="Index_20_Link" text:visited-style-name="Index_20_Link">Come usarla<text:tab/>3</text:a></text:p>
        </text:index-body>
      </text:table-of-content>
      <text:h text:style-name="P8" text:outline-level="1"><text:bookmark-start text:name="__RefHeading___Toc402_1250516067"/>Destinatari<text:bookmark-end text:name="__RefHeading___Toc402_1250516067"/></text:h>
      <text:p text:style-name="P1">L’applicazione è destinata ad’uso interno. </text:p>
      <text:p text:style-name="P1">Andrà ad ncrementare le versioni del progetto prima del rilascio negli ambienti di APPLICATION e SYSTEM. </text:p>
      <text:p text:style-name="P1"/>
      <text:h text:style-name="P8" text:outline-level="1"><text:bookmark-start text:name="__RefHeading___Toc404_1250516067"/>Come usarla <text:bookmark-end text:name="__RefHeading___Toc404_1250516067"/></text:h>
      <text:p text:style-name="P5">L’applicazione si presenterà com un file jar eseguibile. </text:p>
      <text:p text:style-name="P5">Eseguendo il jar (tramite doppio click) l’applicativo andrà a modificare le versioni all’nterno delprogetto secondo le specifiche del file setting presenti all’interno della stessa cartella. </text:p>
      <text:p text:style-name="P3">L’utente dovrà <text:span text:style-name="T1">pertanto </text:span>c<text:span text:style-name="T1">o</text:span>mpilare un file di settings in formato xml <text:span text:style-name="T1">(il nome deve essere necessariamente </text:span><text:span text:style-name="T2">settings</text:span><text:span text:style-name="T1">.xml) </text:span>in cui dovrà inserire:</text:p>
      <text:list xml:id="list3461494266" text:style-name="L1">
        <text:list-item>
          <text:p text:style-name="P9">il percorso del progetto in cui effettuare le modifiche (la root del progetto) e la relativa versione</text:p>
        </text:list-item>
        <text:list-item>
          <text:p text:style-name="P9">il nome del modulo (o dei moduli che dovranno ricevere l’aggiornamento) <text:s/>e la relativa versione (se omessa verrà usata quella di progetto)</text:p>
        </text:list-item>
      </text:list>
      <text:p text:style-name="P4"/>
      <text:p text:style-name="P2">Un esempio di xml viene riportato sotto :</text:p>
      <text:p text:style-name="P2"/>
      <text:p text:style-name="P2">&lt;?xml version="1.0" encoding="UTF-8" standalone="yes"?&gt; <text:s/></text:p>
      <text:p text:style-name="P2">&lt;<text:span text:style-name="T2">settings</text:span>&gt; <text:s/></text:p>
      <text:p text:style-name="P2"><text:s text:c="4"/>&lt;modules&gt; <text:s/></text:p>
      <text:p text:style-name="P2"><text:s text:c="8"/>&lt;modulename&gt;&lt;/modulename&gt; <text:s/></text:p>
      <text:p text:style-name="P2"><text:s text:c="8"/>&lt;version&gt;&lt;/version&gt; <text:s/></text:p>
      <text:p text:style-name="P2"><text:s text:c="4"/>&lt;/moduls&gt; <text:s/></text:p>
      <text:p text:style-name="P2"><text:s text:c="4"/>&lt;answers&gt; <text:s/></text:p>
      <text:p text:style-name="P2"><text:s text:c="8"/>&lt;modulename&gt;&lt;/modulename&gt; <text:s/></text:p>
      <text:p text:style-name="P2"><text:s text:c="8"/>&lt;version&gt;&lt;/version&gt;</text:p>
      <text:p text:style-name="P2"><text:s text:c="4"/>&lt;/answers&gt; <text:s/></text:p>
      <text:p text:style-name="P2"><text:s text:c="4"/>&lt;root&gt;&lt;/root&gt;</text:p>
      <text:p text:style-name="P2"><text:tab/>&lt;version&gt;&lt;/version&gt; <text:s/></text:p>
      <text:p text:style-name="P3">&lt;/<text:span text:style-name="T2">settings</text:span>&gt; <text:s/></text:p>
      <text:p text:style-name="P2"/>
      <text:p text:style-name="P5">Se l’esecuzione è andata a buon fine un pop up avvertirà l’utente delle modifiche che si stanno per apportare. L’utente potràò decidere se continuare o abortire l’operazione. </text:p>
      <text:list xml:id="list673915995" text:style-name="L2">
        <text:list-item>
          <text:p text:style-name="P12">Se si decide di continuare un ulteriore popup avvertirà delle modifiche effettuate.</text:p>
        </text:list-item>
        <text:list-item>
          <text:p text:style-name="P12">Se si decide di abortire un altro popup notificherà l’avvenuta cancellazione dell’operazione. </text:p>
          <text:p text:style-name="P12"/>
        </text:list-item>
      </text:list>
      <text:p text:style-name="P14"><text:soft-page-break/><text:span text:style-name="T1">Nel caso in cui tale file non fosse presente all’esecuzione dell’applicativo ne verrà generato uno vuoto e un messaggio avvertirà l’utente di compilare e rieseguire l’applicativo. 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0:07:02.456000000</meta:creation-date>
    <dc:date>2022-05-09T16:20:40.550000000</dc:date>
    <meta:editing-duration>PT12M58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5" meta:paragraph-count="32" meta:word-count="234" meta:character-count="1760" meta:non-whitespace-character-count="1478"/>
  </office:meta>
</office:document-meta>
</file>